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bcbec4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4" style:family="text">
      <style:text-properties fo:color="#6aab73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5" style:family="text">
      <style:text-properties fo:color="#8888c6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6" style:family="text">
      <style:text-properties fo:color="#cf8e6d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7" style:family="text">
      <style:text-properties fo:color="#2aacb8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8" style:family="text">
      <style:text-properties fo:color="#aa4926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4.358cm" svg:viewBox="0 0 15946 530" draw:points="0,0 15946,0 15946,530 0,530">
          <text:p/>
        </draw:polygon>
        <draw:polygon draw:style-name="gr2" draw:text-style-name="P2" draw:layer="layout" svg:width="15.945cm" svg:height="0.53cm" svg:x="2.54cm" svg:y="14.851cm" svg:viewBox="0 0 15946 531" draw:points="0,0 15946,0 15946,531 0,531">
          <text:p/>
        </draw:polygon>
        <draw:polygon draw:style-name="gr2" draw:text-style-name="P2" draw:layer="layout" svg:width="15.945cm" svg:height="0.529cm" svg:x="2.54cm" svg:y="15.345cm" svg:viewBox="0 0 15946 530" draw:points="0,0 15946,0 15946,530 0,530">
          <text:p/>
        </draw:polygon>
        <draw:polygon draw:style-name="gr2" draw:text-style-name="P2" draw:layer="layout" svg:width="15.945cm" svg:height="0.53cm" svg:x="2.54cm" svg:y="15.874cm" svg:viewBox="0 0 15946 531" draw:points="0,0 15946,0 15946,531 0,531">
          <text:p/>
        </draw:polygon>
        <draw:polygon draw:style-name="gr2" draw:text-style-name="P2" draw:layer="layout" svg:width="15.945cm" svg:height="0.53cm" svg:x="2.54cm" svg:y="16.368cm" svg:viewBox="0 0 15946 531" draw:points="0,0 15946,0 15946,531 0,531">
          <text:p/>
        </draw:polygon>
        <draw:polygon draw:style-name="gr2" draw:text-style-name="P2" draw:layer="layout" svg:width="15.945cm" svg:height="0.529cm" svg:x="2.54cm" svg:y="16.862cm" svg:viewBox="0 0 15946 530" draw:points="0,0 15946,0 15946,530 0,530">
          <text:p/>
        </draw:polygon>
        <draw:polygon draw:style-name="gr2" draw:text-style-name="P2" draw:layer="layout" svg:width="15.945cm" svg:height="0.53cm" svg:x="2.54cm" svg:y="17.391cm" svg:viewBox="0 0 15946 531" draw:points="0,0 15946,0 15946,531 0,531">
          <text:p/>
        </draw:polygon>
        <draw:polygon draw:style-name="gr2" draw:text-style-name="P2" draw:layer="layout" svg:width="15.945cm" svg:height="0.565cm" svg:x="2.54cm" svg:y="17.885cm" svg:viewBox="0 0 15946 566" draw:points="0,0 15946,0 15946,566 0,566">
          <text:p/>
        </draw:polygon>
        <draw:polygon draw:style-name="gr2" draw:text-style-name="P2" draw:layer="layout" svg:width="15.945cm" svg:height="0.529cm" svg:x="2.54cm" svg:y="19.438cm" svg:viewBox="0 0 15946 530" draw:points="0,0 15946,0 15946,530 0,530">
          <text:p/>
        </draw:polygon>
        <draw:polygon draw:style-name="gr2" draw:text-style-name="P2" draw:layer="layout" svg:width="15.945cm" svg:height="0.529cm" svg:x="2.54cm" svg:y="19.967cm" svg:viewBox="0 0 15946 530" draw:points="0,0 15946,0 15946,530 0,530">
          <text:p/>
        </draw:polygon>
        <draw:polygon draw:style-name="gr2" draw:text-style-name="P2" draw:layer="layout" svg:width="15.945cm" svg:height="0.529cm" svg:x="2.54cm" svg:y="20.461cm" svg:viewBox="0 0 15946 530" draw:points="0,0 15946,0 15946,530 0,530">
          <text:p/>
        </draw:polygon>
        <draw:polygon draw:style-name="gr2" draw:text-style-name="P2" draw:layer="layout" svg:width="15.945cm" svg:height="0.529cm" svg:x="2.54cm" svg:y="20.955cm" svg:viewBox="0 0 15946 530" draw:points="0,0 15946,0 15946,530 0,530">
          <text:p/>
        </draw:polygon>
        <draw:polygon draw:style-name="gr2" draw:text-style-name="P2" draw:layer="layout" svg:width="15.945cm" svg:height="0.529cm" svg:x="2.54cm" svg:y="21.484cm" svg:viewBox="0 0 15946 530" draw:points="0,0 15946,0 15946,530 0,530">
          <text:p/>
        </draw:polygon>
        <draw:polygon draw:style-name="gr2" draw:text-style-name="P2" draw:layer="layout" svg:width="15.945cm" svg:height="0.529cm" svg:x="2.54cm" svg:y="21.978cm" svg:viewBox="0 0 15946 530" draw:points="0,0 15946,0 15946,530 0,530">
          <text:p/>
        </draw:polygon>
        <draw:polygon draw:style-name="gr2" draw:text-style-name="P2" draw:layer="layout" svg:width="15.945cm" svg:height="0.53cm" svg:x="2.54cm" svg:y="22.471cm" svg:viewBox="0 0 15946 531" draw:points="0,0 15946,0 15946,531 0,531">
          <text:p/>
        </draw:polygon>
        <draw:polygon draw:style-name="gr2" draw:text-style-name="P2" draw:layer="layout" svg:width="15.945cm" svg:height="0.529cm" svg:x="2.54cm" svg:y="23.001cm" svg:viewBox="0 0 15946 530" draw:points="0,0 15946,0 15946,530 0,530">
          <text:p/>
        </draw:polygon>
        <draw:polygon draw:style-name="gr2" draw:text-style-name="P2" draw:layer="layout" svg:width="15.945cm" svg:height="0.53cm" svg:x="2.54cm" svg:y="23.494cm" svg:viewBox="0 0 15946 531" draw:points="0,0 15946,0 15946,531 0,531">
          <text:p/>
        </draw:polygon>
        <draw:polygon draw:style-name="gr2" draw:text-style-name="P2" draw:layer="layout" svg:width="15.945cm" svg:height="0.53cm" svg:x="2.54cm" svg:y="23.988cm" svg:viewBox="0 0 15946 531" draw:points="0,0 15946,0 15946,531 0,531">
          <text:p/>
        </draw:polygon>
        <draw:polygon draw:style-name="gr2" draw:text-style-name="P2" draw:layer="layout" svg:width="15.945cm" svg:height="0.529cm" svg:x="2.54cm" svg:y="24.518cm" svg:viewBox="0 0 15946 530" draw:points="0,0 15946,0 15946,530 0,530">
          <text:p/>
        </draw:polygon>
        <draw:polygon draw:style-name="gr2" draw:text-style-name="P2" draw:layer="layout" svg:width="15.945cm" svg:height="0.53cm" svg:x="2.54cm" svg:y="25.011cm" svg:viewBox="0 0 15946 531" draw:points="0,0 15946,0 15946,531 0,531">
          <text:p/>
        </draw:polygon>
        <draw:polygon draw:style-name="gr2" draw:text-style-name="P2" draw:layer="layout" svg:width="15.945cm" svg:height="0.53cm" svg:x="2.54cm" svg:y="25.505cm" svg:viewBox="0 0 15946 531" draw:points="0,0 15946,0 15946,531 0,531">
          <text:p/>
        </draw:polygon>
        <draw:frame draw:style-name="gr3" draw:text-style-name="P4" draw:layer="layout" svg:width="7.952cm" svg:height="0.865cm" svg:x="11.766cm" svg:y="2.553cm">
          <draw:text-box>
            <text:p text:style-name="P3"><text:span text:style-name="T1">Студент группы ИС-27 Цотниашвили Давид</text:span></text:p>
            <text:p text:style-name="P3"><text:span text:style-name="T1"/></text:p>
          </draw:text-box>
        </draw:frame>
        <draw:frame draw:style-name="gr3" draw:text-style-name="P4" draw:layer="layout" svg:width="5.319cm" svg:height="0.433cm" svg:x="2.54cm" svg:y="3.066cm">
          <draw:text-box>
            <text:p text:style-name="P3"><text:span text:style-name="T2">Практическое задание №11</text:span></text:p>
          </draw:text-box>
        </draw:frame>
        <draw:frame draw:style-name="gr3" draw:text-style-name="P4" draw:layer="layout" svg:width="12.101cm" svg:height="0.433cm" svg:x="2.54cm" svg:y="4.092cm">
          <draw:text-box>
            <text:p text:style-name="P3"><text:span text:style-name="T2">Тема:</text:span><text:span text:style-name="T1"> Составление программ для работы с текстовыми файлами.</text:span></text:p>
          </draw:text-box>
        </draw:frame>
        <draw:frame draw:style-name="gr3" draw:text-style-name="P4" draw:layer="layout" svg:width="14.205cm" svg:height="0.433cm" svg:x="2.54cm" svg:y="5.119cm">
          <draw:text-box>
            <text:p text:style-name="P3"><text:span text:style-name="T2">Цель:</text:span><text:span text:style-name="T1"> закрепить усвоенные знания, понятия, алгоритмы, основные принципы</text:span></text:p>
          </draw:text-box>
        </draw:frame>
        <draw:frame draw:style-name="gr3" draw:text-style-name="P4" draw:layer="layout" svg:width="14.704cm" svg:height="0.433cm" svg:x="2.54cm" svg:y="5.632cm">
          <draw:text-box>
            <text:p text:style-name="P3"><text:span text:style-name="T1">составления программ, приобрести навыки составление программ с текстовыми</text:span></text:p>
          </draw:text-box>
        </draw:frame>
        <draw:frame draw:style-name="gr3" draw:text-style-name="P4" draw:layer="layout" svg:width="6.678cm" svg:height="0.433cm" svg:x="2.54cm" svg:y="6.145cm">
          <draw:text-box>
            <text:p text:style-name="P3"><text:span text:style-name="T1">файлами в IDE PyCharm Community.</text:span></text:p>
          </draw:text-box>
        </draw:frame>
        <draw:frame draw:style-name="gr3" draw:text-style-name="P4" draw:layer="layout" svg:width="15.936cm" svg:height="0.433cm" svg:x="2.54cm" svg:y="7.171cm">
          <draw:text-box>
            <text:p text:style-name="P3"><text:span text:style-name="T2">Постановка задачи: 1.</text:span><text:span text:style-name="T1"> Средствами языка Python сформировать текстовый файл (.txt),</text:span></text:p>
          </draw:text-box>
        </draw:frame>
        <draw:frame draw:style-name="gr3" draw:text-style-name="P4" draw:layer="layout" svg:width="15.411cm" svg:height="0.433cm" svg:x="2.54cm" svg:y="7.684cm">
          <draw:text-box>
            <text:p text:style-name="P3"><text:span text:style-name="T1">содержащий последовательность из целых положительных и отрицательных чисел.</text:span></text:p>
          </draw:text-box>
        </draw:frame>
        <draw:frame draw:style-name="gr3" draw:text-style-name="P4" draw:layer="layout" svg:width="14.497cm" svg:height="0.433cm" svg:x="2.54cm" svg:y="8.198cm">
          <draw:text-box>
            <text:p text:style-name="P3"><text:span text:style-name="T1">Сформировать новый текстовый файл (.txt) следующего вида, предварительно</text:span></text:p>
          </draw:text-box>
        </draw:frame>
        <draw:frame draw:style-name="gr3" draw:text-style-name="P4" draw:layer="layout" svg:width="15.924cm" svg:height="0.433cm" svg:x="2.54cm" svg:y="8.711cm">
          <draw:text-box>
            <text:p text:style-name="P3"><text:span text:style-name="T1">выполнив требуемую обработку элементов: Исходные данные: Количество элементов:</text:span></text:p>
          </draw:text-box>
        </draw:frame>
        <draw:frame draw:style-name="gr3" draw:text-style-name="P4" draw:layer="layout" svg:width="14.319cm" svg:height="0.433cm" svg:x="2.54cm" svg:y="9.224cm">
          <draw:text-box>
            <text:p text:style-name="P3"><text:span text:style-name="T1">Минимальный элемент: Числа кратные трем: Количество чисел кратных трем:</text:span></text:p>
          </draw:text-box>
        </draw:frame>
        <draw:frame draw:style-name="gr3" draw:text-style-name="P4" draw:layer="layout" svg:width="13.646cm" svg:height="0.433cm" svg:x="2.54cm" svg:y="9.737cm">
          <draw:text-box>
            <text:p text:style-name="P3"><text:span text:style-name="T2">2</text:span><text:span text:style-name="T1">. Из предложенного текстового файла (text18-20.txt) вывести на экран его</text:span></text:p>
          </draw:text-box>
        </draw:frame>
        <draw:frame draw:style-name="gr3" draw:text-style-name="P4" draw:layer="layout" svg:width="15.293cm" svg:height="0.433cm" svg:x="2.54cm" svg:y="10.25cm">
          <draw:text-box>
            <text:p text:style-name="P3"><text:span text:style-name="T1">содержимое, количество символов в тексте. Сформировать новый файл, в который</text:span></text:p>
          </draw:text-box>
        </draw:frame>
        <draw:frame draw:style-name="gr3" draw:text-style-name="P4" draw:layer="layout" svg:width="6.924cm" svg:height="0.433cm" svg:x="2.54cm" svg:y="10.763cm">
          <draw:text-box>
            <text:p text:style-name="P3"><text:span text:style-name="T1">поместить строку наибольшей длины.</text:span></text:p>
          </draw:text-box>
        </draw:frame>
        <draw:frame draw:style-name="gr3" draw:text-style-name="P4" draw:layer="layout" svg:width="5.37cm" svg:height="0.433cm" svg:x="2.54cm" svg:y="12.303cm">
          <draw:text-box>
            <text:p text:style-name="P3"><text:span text:style-name="T2">Тип алгоритма:</text:span><text:span text:style-name="T1"> циклический</text:span></text:p>
          </draw:text-box>
        </draw:frame>
        <draw:frame draw:style-name="gr3" draw:text-style-name="P4" draw:layer="layout" svg:width="3.533cm" svg:height="0.433cm" svg:x="2.54cm" svg:y="13.329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0.387cm" svg:height="0.433cm" svg:x="2.54cm" svg:y="13.842cm">
          <draw:text-box>
            <text:p text:style-name="P3"><text:span text:style-name="T2">1)</text:span></text:p>
          </draw:text-box>
        </draw:frame>
        <draw:frame draw:style-name="gr3" draw:text-style-name="P4" draw:layer="layout" svg:width="7.918cm" svg:height="0.446cm" svg:x="2.54cm" svg:y="14.342cm">
          <draw:text-box>
            <text:p text:style-name="P3"><text:span text:style-name="T3">l = [</text:span><text:span text:style-name="T4">'-99 6 12 -36 20 45 100 -15'</text:span><text:span text:style-name="T3">]</text:span></text:p>
          </draw:text-box>
        </draw:frame>
        <draw:frame draw:style-name="gr3" draw:text-style-name="P4" draw:layer="layout" svg:width="8.152cm" svg:height="0.446cm" svg:x="2.54cm" svg:y="14.848cm">
          <draw:text-box>
            <text:p text:style-name="P3"><text:span text:style-name="T5">open</text:span><text:span text:style-name="T3">(</text:span><text:span text:style-name="T4">"data1.txt"</text:span><text:span text:style-name="T3">,</text:span><text:span text:style-name="T4">"w"</text:span><text:span text:style-name="T3">).writelines(l)</text:span></text:p>
          </draw:text-box>
        </draw:frame>
        <draw:frame draw:style-name="gr3" draw:text-style-name="P4" draw:layer="layout" svg:width="15.371cm" svg:height="0.446cm" svg:x="2.54cm" svg:y="15.354cm">
          <draw:text-box>
            <text:p text:style-name="P3"><text:span text:style-name="T5">open</text:span><text:span text:style-name="T3">(</text:span><text:span text:style-name="T4">"data2.txt"</text:span><text:span text:style-name="T3">,</text:span><text:span text:style-name="T4">"w"</text:span><text:span text:style-name="T3">).write(</text:span><text:span text:style-name="T4">f"Исходные данные:</text:span><text:span text:style-name="T6"> {</text:span><text:span text:style-name="T3">l[</text:span><text:span text:style-name="T7">0</text:span><text:span text:style-name="T3">]</text:span><text:span text:style-name="T6">}\n</text:span><text:span text:style-name="T4">Минимальное</text:span></text:p>
          </draw:text-box>
        </draw:frame>
        <draw:frame draw:style-name="gr3" draw:text-style-name="P4" draw:layer="layout" svg:width="15.141cm" svg:height="0.446cm" svg:x="2.54cm" svg:y="15.859cm">
          <draw:text-box>
            <text:p text:style-name="P3"><text:span text:style-name="T4">число:</text:span><text:span text:style-name="T6"> {</text:span><text:span text:style-name="T5">min</text:span><text:span text:style-name="T3">([</text:span><text:span text:style-name="T5">int</text:span><text:span text:style-name="T3">(x)</text:span><text:span text:style-name="T6"> for</text:span><text:span text:style-name="T3"> x</text:span><text:span text:style-name="T6"> in</text:span><text:span text:style-name="T3"> l[</text:span><text:span text:style-name="T7">0</text:span><text:span text:style-name="T3">].split(</text:span><text:span text:style-name="T4">' '</text:span><text:span text:style-name="T3">)])</text:span><text:span text:style-name="T6">}\n</text:span><text:span text:style-name="T4">Количество чисел</text:span></text:p>
          </draw:text-box>
        </draw:frame>
        <draw:frame draw:style-name="gr3" draw:text-style-name="P4" draw:layer="layout" svg:width="15.841cm" svg:height="0.446cm" svg:x="2.54cm" svg:y="16.365cm">
          <draw:text-box>
            <text:p text:style-name="P3"><text:span text:style-name="T4">кратных 3-м:</text:span><text:span text:style-name="T6"> {</text:span><text:span text:style-name="T5">len</text:span><text:span text:style-name="T3">([i</text:span><text:span text:style-name="T6"> for</text:span><text:span text:style-name="T3"> i</text:span><text:span text:style-name="T6"> in</text:span><text:span text:style-name="T3"> [</text:span><text:span text:style-name="T5">int</text:span><text:span text:style-name="T3">(x)</text:span><text:span text:style-name="T6"> for</text:span><text:span text:style-name="T3"> x</text:span><text:span text:style-name="T6"> in</text:span><text:span text:style-name="T3"> l[</text:span><text:span text:style-name="T7">0</text:span><text:span text:style-name="T3">].split(</text:span><text:span text:style-name="T4">' '</text:span><text:span text:style-name="T3">)]</text:span><text:span text:style-name="T6"> if</text:span><text:span text:style-name="T3"> i</text:span></text:p>
          </draw:text-box>
        </draw:frame>
        <draw:frame draw:style-name="gr3" draw:text-style-name="P4" draw:layer="layout" svg:width="15.142cm" svg:height="0.446cm" svg:x="2.54cm" svg:y="16.87cm">
          <draw:text-box>
            <text:p text:style-name="P3"><text:span text:style-name="T3">%</text:span><text:span text:style-name="T7"> 3</text:span><text:span text:style-name="T3"> ==</text:span><text:span text:style-name="T7"> 0</text:span><text:span text:style-name="T3">])</text:span><text:span text:style-name="T6">}\n</text:span><text:span text:style-name="T4">Числа кратные 3-м:</text:span><text:span text:style-name="T6"> {</text:span><text:span text:style-name="T5">str</text:span><text:span text:style-name="T3">([i</text:span><text:span text:style-name="T6"> for</text:span><text:span text:style-name="T3"> i</text:span><text:span text:style-name="T6"> in</text:span><text:span text:style-name="T3"> [</text:span><text:span text:style-name="T5">int</text:span><text:span text:style-name="T3">(x)</text:span><text:span text:style-name="T6"> for</text:span><text:span text:style-name="T3"> x</text:span><text:span text:style-name="T6"> in</text:span></text:p>
          </draw:text-box>
        </draw:frame>
        <draw:frame draw:style-name="gr3" draw:text-style-name="P4" draw:layer="layout" svg:width="15.607cm" svg:height="0.446cm" svg:x="2.54cm" svg:y="17.376cm">
          <draw:text-box>
            <text:p text:style-name="P3"><text:span text:style-name="T3">l[</text:span><text:span text:style-name="T7">0</text:span><text:span text:style-name="T3">].split(</text:span><text:span text:style-name="T4">' '</text:span><text:span text:style-name="T3">)]</text:span><text:span text:style-name="T6"> if</text:span><text:span text:style-name="T3"> i %</text:span><text:span text:style-name="T7"> 3</text:span><text:span text:style-name="T3"> ==</text:span><text:span text:style-name="T7"> 0</text:span><text:span text:style-name="T3">]).replace(</text:span><text:span text:style-name="T4">'['</text:span><text:span text:style-name="T3">,</text:span><text:span text:style-name="T4">''</text:span><text:span text:style-name="T3">).replace(</text:span><text:span text:style-name="T4">']'</text:span><text:span text:style-name="T3">,</text:span><text:span text:style-name="T4">''</text:span><text:span text:style-name="T3">)</text:span><text:span text:style-name="T6">}</text:span><text:span text:style-name="T4">"</text:span><text:span text:style-name="T3">)</text:span></text:p>
          </draw:text-box>
        </draw:frame>
        <draw:frame draw:style-name="gr3" draw:text-style-name="P4" draw:layer="layout" svg:width="0.387cm" svg:height="0.433cm" svg:x="2.54cm" svg:y="18.913cm">
          <draw:text-box>
            <text:p text:style-name="P3"><text:span text:style-name="T2">2)</text:span></text:p>
          </draw:text-box>
        </draw:frame>
        <draw:frame draw:style-name="gr3" draw:text-style-name="P4" draw:layer="layout" svg:width="10.481cm" svg:height="0.446cm" svg:x="2.885cm" svg:y="18.941cm">
          <draw:text-box>
            <text:p text:style-name="P3"><text:span text:style-name="T3">text =</text:span><text:span text:style-name="T5"> open</text:span><text:span text:style-name="T3">(</text:span><text:span text:style-name="T4">"Text.txt"</text:span><text:span text:style-name="T3">,</text:span><text:span text:style-name="T4">'r'</text:span><text:span text:style-name="T3">,</text:span><text:span text:style-name="T8">encoding</text:span><text:span text:style-name="T3">=</text:span><text:span text:style-name="T4">"utf-16"</text:span><text:span text:style-name="T3">)</text:span></text:p>
          </draw:text-box>
        </draw:frame>
        <draw:frame draw:style-name="gr3" draw:text-style-name="P4" draw:layer="layout" svg:width="3.961cm" svg:height="0.446cm" svg:x="2.54cm" svg:y="19.453cm">
          <draw:text-box>
            <text:p text:style-name="P3"><text:span text:style-name="T3">longest_line =</text:span><text:span text:style-name="T4"> ""</text:span></text:p>
          </draw:text-box>
        </draw:frame>
        <draw:frame draw:style-name="gr3" draw:text-style-name="P4" draw:layer="layout" svg:width="3.029cm" svg:height="0.446cm" svg:x="2.54cm" svg:y="19.958cm">
          <draw:text-box>
            <text:p text:style-name="P3"><text:span text:style-name="T3">all_text =</text:span><text:span text:style-name="T4"> ""</text:span></text:p>
          </draw:text-box>
        </draw:frame>
        <draw:frame draw:style-name="gr3" draw:text-style-name="P4" draw:layer="layout" svg:width="3.728cm" svg:height="0.446cm" svg:x="2.54cm" svg:y="20.464cm">
          <draw:text-box>
            <text:p text:style-name="P3"><text:span text:style-name="T3">symbol_count =</text:span><text:span text:style-name="T7"> 0</text:span></text:p>
          </draw:text-box>
        </draw:frame>
        <draw:frame draw:style-name="gr3" draw:text-style-name="P4" draw:layer="layout" svg:width="6.755cm" svg:height="0.446cm" svg:x="2.54cm" svg:y="20.969cm">
          <draw:text-box>
            <text:p text:style-name="P3"><text:span text:style-name="T6">for</text:span><text:span text:style-name="T3"> line</text:span><text:span text:style-name="T6"> in</text:span><text:span text:style-name="T3"> text.readlines():</text:span></text:p>
          </draw:text-box>
        </draw:frame>
        <draw:frame draw:style-name="gr3" draw:text-style-name="P4" draw:layer="layout" svg:width="7.686cm" svg:height="0.446cm" svg:x="3.238cm" svg:y="21.475cm">
          <draw:text-box>
            <text:p text:style-name="P3"><text:span text:style-name="T6">if</text:span><text:span text:style-name="T5"> len</text:span><text:span text:style-name="T3">(line) &gt;</text:span><text:span text:style-name="T5"> len</text:span><text:span text:style-name="T3">(longest_line):</text:span></text:p>
          </draw:text-box>
        </draw:frame>
        <draw:frame draw:style-name="gr3" draw:text-style-name="P4" draw:layer="layout" svg:width="4.426cm" svg:height="0.446cm" svg:x="4.169cm" svg:y="21.98cm">
          <draw:text-box>
            <text:p text:style-name="P3"><text:span text:style-name="T3">longest_line = line</text:span></text:p>
          </draw:text-box>
        </draw:frame>
        <draw:frame draw:style-name="gr3" draw:text-style-name="P4" draw:layer="layout" svg:width="3.263cm" svg:height="0.446cm" svg:x="3.238cm" svg:y="22.486cm">
          <draw:text-box>
            <text:p text:style-name="P3"><text:span text:style-name="T6">for</text:span><text:span text:style-name="T3"> i</text:span><text:span text:style-name="T6"> in</text:span><text:span text:style-name="T3"> line:</text:span></text:p>
          </draw:text-box>
        </draw:frame>
        <draw:frame draw:style-name="gr3" draw:text-style-name="P4" draw:layer="layout" svg:width="3.961cm" svg:height="0.446cm" svg:x="4.169cm" svg:y="22.991cm">
          <draw:text-box>
            <text:p text:style-name="P3"><text:span text:style-name="T3">symbol_count +=</text:span><text:span text:style-name="T7"> 1</text:span></text:p>
          </draw:text-box>
        </draw:frame>
        <draw:frame draw:style-name="gr3" draw:text-style-name="P4" draw:layer="layout" svg:width="3.727cm" svg:height="0.446cm" svg:x="3.238cm" svg:y="23.497cm">
          <draw:text-box>
            <text:p text:style-name="P3"><text:span text:style-name="T3">all_text += line</text:span></text:p>
          </draw:text-box>
        </draw:frame>
        <draw:frame draw:style-name="gr3" draw:text-style-name="P4" draw:layer="layout" svg:width="13.974cm" svg:height="0.446cm" svg:x="2.54cm" svg:y="24.508cm">
          <draw:text-box>
            <text:p text:style-name="P3"><text:span text:style-name="T5">print</text:span><text:span text:style-name="T3">(</text:span><text:span text:style-name="T4">f"Колличество символов:</text:span><text:span text:style-name="T6"> {</text:span><text:span text:style-name="T3">symbol_count</text:span><text:span text:style-name="T6">}\n</text:span><text:span text:style-name="T4">"</text:span><text:span text:style-name="T3">.replace(</text:span><text:span text:style-name="T4">"'"</text:span><text:span text:style-name="T3">,</text:span></text:p>
          </draw:text-box>
        </draw:frame>
        <draw:frame draw:style-name="gr3" draw:text-style-name="P4" draw:layer="layout" svg:width="3.029cm" svg:height="0.446cm" svg:x="2.54cm" svg:y="25.013cm">
          <draw:text-box>
            <text:p text:style-name="P3"><text:span text:style-name="T4">""</text:span><text:span text:style-name="T3">),all_text)</text:span></text:p>
          </draw:text-box>
        </draw:frame>
        <draw:frame draw:style-name="gr3" draw:text-style-name="P4" draw:layer="layout" svg:width="10.946cm" svg:height="0.446cm" svg:x="2.54cm" svg:y="25.519cm">
          <draw:text-box>
            <text:p text:style-name="P3"><text:span text:style-name="T5">open</text:span><text:span text:style-name="T3">(</text:span><text:span text:style-name="T4">'LongestLine.txt'</text:span><text:span text:style-name="T3">,</text:span><text:span text:style-name="T4">"w"</text:span><text:span text:style-name="T3">).write(longest_line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5.903cm" svg:height="0.433cm" svg:x="2.54cm" svg:y="4.605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11.593cm" svg:height="0.433cm" svg:x="2.54cm" svg:y="5.119cm">
          <draw:text-box>
            <text:p text:style-name="P3"><text:span text:style-name="T2">1)</text:span><text:span text:style-name="T1"> C:\Users\maxim\PycharmProjects\uc27\.venv\Scripts\python.exe</text:span></text:p>
          </draw:text-box>
        </draw:frame>
        <draw:frame draw:style-name="gr3" draw:text-style-name="P4" draw:layer="layout" svg:width="9.51cm" svg:height="0.433cm" svg:x="2.54cm" svg:y="5.632cm">
          <draw:text-box>
            <text:p text:style-name="P3"><text:span text:style-name="T1">"C:\Users\maxim\PycharmProjects\uc27\pz 11\11.1.py"</text:span></text:p>
          </draw:text-box>
        </draw:frame>
        <draw:frame draw:style-name="gr3" draw:text-style-name="P4" draw:layer="layout" svg:width="5.649cm" svg:height="0.433cm" svg:x="2.54cm" svg:y="6.658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1.483cm" svg:height="0.433cm" svg:x="2.54cm" svg:y="7.684cm">
          <draw:text-box>
            <text:p text:style-name="P3"><text:span text:style-name="T2">2)</text:span><text:span text:style-name="T1">C:\Users\maxim\PycharmProjects\uc27\.venv\Scripts\python.exe</text:span></text:p>
          </draw:text-box>
        </draw:frame>
        <draw:frame draw:style-name="gr3" draw:text-style-name="P4" draw:layer="layout" svg:width="9.51cm" svg:height="0.433cm" svg:x="2.54cm" svg:y="8.198cm">
          <draw:text-box>
            <text:p text:style-name="P3"><text:span text:style-name="T1">"C:\Users\maxim\PycharmProjects\uc27\pz 11\11.2.py"</text:span></text:p>
          </draw:text-box>
        </draw:frame>
        <draw:frame draw:style-name="gr3" draw:text-style-name="P4" draw:layer="layout" svg:width="15.737cm" svg:height="0.433cm" svg:x="2.54cm" svg:y="8.711cm">
          <draw:text-box>
            <text:p text:style-name="P3"><text:span text:style-name="T1">Колличество букв: а: 21, б: 3, в: 6, г: 1, д: 3, е: 10, ё: 0, ж: 2, з: 2, и: 7, й: 2, к: 7, л: 11, м:</text:span></text:p>
          </draw:text-box>
        </draw:frame>
        <draw:frame draw:style-name="gr3" draw:text-style-name="P4" draw:layer="layout" svg:width="15.847cm" svg:height="0.433cm" svg:x="2.54cm" svg:y="9.224cm">
          <draw:text-box>
            <text:p text:style-name="P3"><text:span text:style-name="T1">5, н: 6, о: 10, п: 1, р: 6, с: 5, т: 11, у: 5, ф: 0, х: 2, ц: 1, ч: 2, ш: 1, щ: 0, ъ: 0, ы: 2, ь: 6, э: 0,</text:span></text:p>
          </draw:text-box>
        </draw:frame>
        <draw:frame draw:style-name="gr3" draw:text-style-name="P4" draw:layer="layout" svg:width="1.598cm" svg:height="0.433cm" svg:x="2.54cm" svg:y="9.737cm">
          <draw:text-box>
            <text:p text:style-name="P3"><text:span text:style-name="T1">ю: 0, я: 1</text:span></text:p>
          </draw:text-box>
        </draw:frame>
        <draw:frame draw:style-name="gr3" draw:text-style-name="P4" draw:layer="layout" svg:width="5.92cm" svg:height="0.433cm" svg:x="2.648cm" svg:y="10.25cm">
          <draw:text-box>
            <text:p text:style-name="P3"><text:span text:style-name="T1">Вам не видать таких сражений!..</text:span></text:p>
          </draw:text-box>
        </draw:frame>
        <draw:frame draw:style-name="gr3" draw:text-style-name="P4" draw:layer="layout" svg:width="5.205cm" svg:height="0.433cm" svg:x="2.54cm" svg:y="10.763cm">
          <draw:text-box>
            <text:p text:style-name="P3"><text:span text:style-name="T1">Носились знамена, как тени,</text:span></text:p>
          </draw:text-box>
        </draw:frame>
        <draw:frame draw:style-name="gr3" draw:text-style-name="P4" draw:layer="layout" svg:width="4.151cm" svg:height="0.433cm" svg:x="2.54cm" svg:y="11.277cm">
          <draw:text-box>
            <text:p text:style-name="P3"><text:span text:style-name="T1">В дыму огонь блестел,</text:span></text:p>
          </draw:text-box>
        </draw:frame>
        <draw:frame draw:style-name="gr3" draw:text-style-name="P4" draw:layer="layout" svg:width="5.806cm" svg:height="0.433cm" svg:x="2.54cm" svg:y="11.79cm">
          <draw:text-box>
            <text:p text:style-name="P3"><text:span text:style-name="T1">Звучал булат, картечь визжала,</text:span></text:p>
          </draw:text-box>
        </draw:frame>
        <draw:frame draw:style-name="gr3" draw:text-style-name="P4" draw:layer="layout" svg:width="5.023cm" svg:height="0.433cm" svg:x="2.54cm" svg:y="12.303cm">
          <draw:text-box>
            <text:p text:style-name="P3"><text:span text:style-name="T1">Рука бойцов колоть устала,</text:span></text:p>
          </draw:text-box>
        </draw:frame>
        <draw:frame draw:style-name="gr3" draw:text-style-name="P4" draw:layer="layout" svg:width="5.069cm" svg:height="0.433cm" svg:x="2.54cm" svg:y="12.816cm">
          <draw:text-box>
            <text:p text:style-name="P3"><text:span text:style-name="T1">И ядрам пролетать мешала</text:span></text:p>
          </draw:text-box>
        </draw:frame>
        <draw:frame draw:style-name="gr3" draw:text-style-name="P4" draw:layer="layout" svg:width="3.52cm" svg:height="0.433cm" svg:x="2.54cm" svg:y="13.329cm">
          <draw:text-box>
            <text:p text:style-name="P3"><text:span text:style-name="T1">Гора кровавых тел.</text:span></text:p>
          </draw:text-box>
        </draw:frame>
        <draw:frame draw:style-name="gr3" draw:text-style-name="P4" draw:layer="layout" svg:width="5.649cm" svg:height="0.433cm" svg:x="2.54cm" svg:y="14.355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471cm" svg:height="0.433cm" svg:x="2.54cm" svg:y="17.434cm">
          <draw:text-box>
            <text:p text:style-name="P3"><text:span text:style-name="T2">Вывод:</text:span></text:p>
          </draw:text-box>
        </draw:frame>
        <draw:frame draw:style-name="gr3" draw:text-style-name="P4" draw:layer="layout" svg:width="12.16cm" svg:height="0.433cm" svg:x="2.54cm" svg:y="17.948cm">
          <draw:text-box>
            <text:p text:style-name="P3"><text:span text:style-name="T1">В процессе выполнения практического задания выработал навыки</text:span></text:p>
          </draw:text-box>
        </draw:frame>
        <draw:frame draw:style-name="gr3" draw:text-style-name="P4" draw:layer="layout" svg:width="15.64cm" svg:height="0.433cm" svg:x="2.54cm" svg:y="18.461cm">
          <draw:text-box>
            <text:p text:style-name="P3"><text:span text:style-name="T1">составления программ циклической и линейной структуры в IDE PyCharm Community.</text:span></text:p>
          </draw:text-box>
        </draw:frame>
        <draw:frame draw:style-name="gr3" draw:text-style-name="P4" draw:layer="layout" svg:width="15.869cm" svg:height="0.433cm" svg:x="2.54cm" svg:y="18.974cm">
          <draw:text-box>
            <text:p text:style-name="P3"><text:span text:style-name="T1">Выполнены разработки кода, отладка, тестирование, оптимизация программного кода.</text:span></text:p>
          </draw:text-box>
        </draw:frame>
        <draw:frame draw:style-name="gr3" draw:text-style-name="P4" draw:layer="layout" svg:width="9.091cm" svg:height="0.433cm" svg:x="2.54cm" svg:y="19.487cm">
          <draw:text-box>
            <text:p text:style-name="P3"><text:span text:style-name="T1">Готовые программные коды выложены на GitHub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6:47:44.038979787</dc:date>
    <meta:editing-duration>PT1M17S</meta:editing-duration>
    <meta:editing-cycles>1</meta:editing-cycles>
    <meta:document-statistic meta:object-count="83"/>
    <meta:generator>LibreOffice/7.3.7.2$Linux_X86_64 LibreOffice_project/30$Build-2</meta:generator>
  </office:meta>
</office:document-meta>
</file>